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Gentium" svg:font-family="Gentium"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Bitstream Charter" officeooo:rsid="0011bc8b" officeooo:paragraph-rsid="0011bc8b"/>
    </style:style>
    <style:style style:name="P2" style:family="paragraph" style:parent-style-name="Standard">
      <style:paragraph-properties fo:line-height="200%"/>
      <style:text-properties style:font-name="Bitstream Charter" officeooo:rsid="0013450a" officeooo:paragraph-rsid="0013450a"/>
    </style:style>
    <style:style style:name="P3" style:family="paragraph" style:parent-style-name="Standard">
      <style:paragraph-properties fo:line-height="200%"/>
      <style:text-properties style:font-name="Bitstream Charter" officeooo:rsid="0015312b" officeooo:paragraph-rsid="0015312b"/>
    </style:style>
    <style:style style:name="P4" style:family="paragraph" style:parent-style-name="Standard">
      <style:paragraph-properties fo:line-height="200%" fo:text-align="center" style:justify-single-word="false"/>
      <style:text-properties style:font-name="Bitstream Charter" officeooo:rsid="0015312b" officeooo:paragraph-rsid="0015312b"/>
    </style:style>
    <style:style style:name="P5" style:family="paragraph" style:parent-style-name="Standard">
      <style:paragraph-properties fo:line-height="200%" fo:break-before="page"/>
      <style:text-properties style:font-name="Bitstream Charter" officeooo:rsid="0011bc8b" officeooo:paragraph-rsid="0011bc8b"/>
    </style:style>
    <style:style style:name="P6" style:family="paragraph" style:parent-style-name="Header">
      <style:paragraph-properties fo:text-align="end" style:justify-single-word="false"/>
      <style:text-properties style:font-name="Bitstream Charter" officeooo:rsid="001588d1" officeooo:paragraph-rsid="001588d1"/>
    </style:style>
    <style:style style:name="T1" style:family="text">
      <style:text-properties style:text-position="super 58%"/>
    </style:style>
    <style:style style:name="T2" style:family="text">
      <style:text-properties style:text-position="super 58%" officeooo:rsid="0016c9ea"/>
    </style:style>
    <style:style style:name="T3" style:family="text">
      <style:text-properties style:text-position="0% 100%"/>
    </style:style>
    <style:style style:name="T4" style:family="text">
      <style:text-properties officeooo:rsid="0016c9ea"/>
    </style:style>
    <style:style style:name="T5" style:family="text">
      <style:text-properties officeooo:rsid="001d7a7b"/>
    </style:style>
    <style:style style:name="T6" style:family="text">
      <style:text-properties officeooo:rsid="002ab480"/>
    </style:style>
    <style:style style:name="T7" style:family="text">
      <style:text-properties officeooo:rsid="00304dd8"/>
    </style:style>
    <style:style style:name="T8" style:family="text">
      <style:text-properties officeooo:rsid="00353aef"/>
    </style:style>
    <style:style style:name="T9" style:family="text">
      <style:text-properties officeooo:rsid="003805d8"/>
    </style:style>
    <style:style style:name="T10" style:family="text">
      <style:text-properties officeooo:rsid="0039dc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twik Dutta</text:p>
      <text:p text:style-name="P2">American Literature</text:p>
      <text:p text:style-name="P2">Otayco 1<text:span text:style-name="T1">st</text:span></text:p>
      <text:p text:style-name="P3"><text:span text:style-name="T3">14 May 2014</text:span></text:p>
      <text:p text:style-name="P3"/>
      <text:p text:style-name="P4"><text:span text:style-name="T3">Narrative Essay </text:span></text:p>
      <text:p text:style-name="P4"><text:span text:style-name="T3"/></text:p>
      <text:p text:style-name="P1"/>
      <text:p text:style-name="P1"><text:tab/><text:span text:style-name="T5">Santanu Dutta was always one of the best people in his peer group. He was born in Calcutta, India in 1964. From a very young age, he consistently topped his class, and he even received an honorary medal in mathematics from the local mayor due to his exceptional performance. However, he was also no slouch in the social department. Santanu was one of those “popular” people that most other people wanted to be friends with. After he got to 12</text:span><text:span text:style-name="T2">th</text:span><text:span text:style-name="T4"> grade, he applied to the most prestigious engineering college in the country, IIT. This college was (and still is) known to be one of the most difficult colleges to get into in the entire world. The criteria for admission was not a combination of school grades and standardized test scores, but rather a single incredibly difficult test. The average grade on this test is about a five percent, and anything above seven or eight is considered incredible. Santanu received a fifteen percent, classifying him as exceptionally intelligent. He got into IIT, and majored in electrical engineering. After four years, he had completed his degree, and was looking to get a job, and then complete his education.</text:span></text:p>
      <text:p text:style-name="P5"/>
      <text:p text:style-name="P1"><text:tab/><text:span text:style-name="T6">Around this time, Santanu received an offer from Texas Instruments to come and work on a student visa. The offer was tempting, and it would be a chance to gain experience in a field which would give him footholds for later advancements. He decided to accept the offer, and although he came here for the experience, his ultimate goal was still to complete his education. He worked there in a variety of hardware related product teams, and used his spare time to get to know America thoroughly. Santanu loved to travel, and he often took inexpensive flights all around the country to experience the national parks and other experiences that so quintessentially define America. </text:span></text:p>
      <text:p text:style-name="P1"/>
      <text:p text:style-name="P1"><text:tab/><text:span text:style-name="T7">After two years of working at Texas Instruments, he decided that he wanted to continue his education, so he applied for a slot in a Master's degree program at UT Austin. He was accepted there, and began to work on his Master's degree. However, there was a small problem. Santanu had been working in industry for two years, and he had lost touch with the more fine-grained nooks and crannies that pervade academia. It was quite difficult for him to get started again with an education, but since in the end that was the real reason he came to this country, he powered through and received his degree. After completing a Master's, he wanted to continue on to even higher education, and applied for a slot to complete a Ph.D. However, his advisor claimed that there was no funding for a Ph.D. student, and they got into a small tiff. He decided to leave UT Austin and get a job. However, there was a problem. </text:span></text:p>
      <text:p text:style-name="P5"><text:tab/><text:span text:style-name="T8">Since he had come to this country on a 2-year student Visa, he would be deported unless he continued to take some sort of class. He was working a difficult job, and he had little free time, but he decided to enroll at a local community college and take some classes to make sure that his Visa would not expire. However, Santanu did not have any money, and living was quite difficult. His ultimate goal was still to complete a Ph.D., so he started applying to various schools around the country. However, the already tedious application process was lengthened when he realized that he needed an assistantship in order to continue because he did not have enough money to support himself for four more years. During this application process, he continued both taking classes at the local college and working his day job. </text:span></text:p>
      <text:p text:style-name="P1"/>
      <text:p text:style-name="P1"><text:tab/><text:span text:style-name="T9">After one and a half grueling years, he finally received an offer from Princeton to come and complete his Ph.D. with an assistantship so that he would not have to fund himself. He was overjoyed, and accepted the offer immediately since it was always his dream to go to Princeton – he knew of the geniuses who had worked there such as Turing and Einstein, and could barely fathom the fact that he would be working in the same place that they once did. After one and a half years of being out of the educational climate, it was difficult to get back in to it, just like before. However, due to the even larger disparity of locales that was overcome, it was even harder than before to get back into the swing of things. One problem was that if any grades seriously declined, there was a risk of being kicked out of the Ph.D. program. </text:span></text:p>
      <text:p text:style-name="P1"/>
      <text:p text:style-name="P1"><text:tab/><text:span text:style-name="T10">Around this time, Santanu was visiting his parents back in India, when he met a girl, and after a while, decided to marry her. This was a joyous event for the both of them, but it made daily life even harder. Research at Princeton, difficult enough as it was, was even harder </text:span><text:soft-page-break/><text:span text:style-name="T10">when maintaining a family on an incredibly tight budget became another responsibility. It was very difficult to power through the tough times, but in the end Santanu got his degree, and then started working at Bell Labs. After several years, he moved to California to work at Philips, and then later moved to NVIDIA. During this time, he had two kids, one born in 2004, a (currently) 9-year-old girl, and the other born in 1998 – me as I write this essa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byssinica SIL" svg:font-family="'Abyssinica SIL'" style:font-pitch="variable"/>
    <style:font-face style:name="Gentium" svg:font-family="Gentium"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Bitstream Charter" officeooo:rsid="001588d1" officeooo:paragraph-rsid="001588d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utta <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twik Dutta</meta:initial-creator>
    <meta:creation-date>2014-05-14T20:25:28.124331786</meta:creation-date>
    <dc:date>2014-05-14T20:58:03.098096398</dc:date>
    <dc:creator>Ritwik Dutta</dc:creator>
    <meta:editing-duration>PT31M49S</meta:editing-duration>
    <meta:editing-cycles>47</meta:editing-cycles>
    <meta:generator>LibreOffice/4.2.3.3$Linux_X86_64 LibreOffice_project/420m0$Build-3</meta:generator>
    <meta:document-statistic meta:table-count="0" meta:image-count="0" meta:object-count="0" meta:page-count="4" meta:paragraph-count="12" meta:word-count="919" meta:character-count="5189" meta:non-whitespace-character-count="4268"/>
  </office:meta>
</office:document-meta>
</file>